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6.606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4.725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3.3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Arial" style:font-name-asian="Droid Sans" style:font-name-complex="FreeSans"/>
    </style:style>
    <style:style style:name="ce4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8" style:family="table-cell" style:parent-style-name="Default">
      <style:text-properties style:font-name="Times New Roman" style:font-name-asian="Droid Sans" style:font-name-complex="FreeSans"/>
    </style:style>
    <style:style style:name="ce9" style:family="table-cell" style:parent-style-name="Default" style:data-style-name="N104">
      <style:table-cell-properties fo:background-color="transparen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9" table:default-cell-style-name="ce10"/>
        <table:table-column table:style-name="co8" table:number-columns-repeated="1016" table:default-cell-style-name="Default"/>
        <table:table-row table:style-name="ro2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7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1.13" calcext:value-type="currency">
            <text:p>$1.13</text:p>
          </table:table-cell>
          <table:table-cell table:style-name="ce9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5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0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0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3" office:value-type="string" calcext:value-type="string">
            <text:p>TE Connectivity</text:p>
            <text:p>1623097-1</text:p>
          </table:table-cell>
          <table:table-cell table:style-name="ce8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7]*[.G17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8]*[.G18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9]*[.G19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20]*[.G20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0" table:formula="of:=[.H21]*[.G21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22]*[.G22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3]*[.G23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Default"/>
          <table:table-cell table:style-name="ce11" table:formula="of:=SUM([.I2:.I23])" office:value-type="currency" office:currency="AUD" office:value="29.81" calcext:value-type="currency">
            <text:p>$29.81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3.5” Disk Case Compone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3D printed bracked</text:p>
          </table:table-cell>
          <table:table-cell table:number-columns-repeated="3"/>
          <table:table-cell office:value-type="string" calcext:value-type="string">
            <text:p>makexyz.com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" calcext:value-type="currency">
            <text:p>$4.00</text:p>
          </table:table-cell>
          <table:table-cell table:style-name="ce10" table:formula="of:=[.H26]*[.G26]" office:value-type="currency" office:currency="AUD" office:value="4" calcext:value-type="currency">
            <text:p>$4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3x0.5mm tap</text:p>
          </table:table-cell>
          <table:table-cell office:value-type="string" calcext:value-type="string">
            <text:p>M3 x 10mm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style-name="ce10" table:formula="of:=[.H27]*[.G27]" office:value-type="currency" office:currency="AUD" office:value="5" calcext:value-type="currency">
            <text:p>$5.00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 table:number-columns-repeated="6"/>
          <table:table-cell table:style-name="ce11" table:formula="of:=SUM([.I26:.I27])" office:value-type="currency" office:currency="AUD" office:value="9" calcext:value-type="currency">
            <text:p>$9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1"/>
          <table:table-cell table:style-name="ce11" table:formula="of:=[.I24]+[.I28]" office:value-type="currency" office:currency="AUD" office:value="38.81" calcext:value-type="currency">
            <text:p>$38.81</text:p>
          </table:table-cell>
          <table:table-cell table:style-name="ce1" office:value-type="string" calcext:value-type="string">
            <text:p>US DOLLARS</text:p>
          </table:table-cell>
          <table:table-cell table:number-columns-repeated="2"/>
          <table:table-cell table:style-name="ce1" table:number-columns-repeated="1012"/>
        </table:table-row>
        <table:table-row table:style-name="ro2">
          <table:table-cell table:style-name="ce1" table:number-columns-repeated="7"/>
          <table:table-cell table:style-name="ce11"/>
          <table:table-cell table:style-name="ce10" table:formula="of:=[.I30]/[.L31]" office:value-type="currency" office:currency="AUD" office:value="41.2872340425532" calcext:value-type="currency">
            <text:p>$41.29</text:p>
          </table:table-cell>
          <table:table-cell office:value-type="string" calcext:value-type="string">
            <text:p>AUD Dollar</text:p>
          </table:table-cell>
          <table:table-cell table:style-name="ce10" office:value-type="string" calcext:value-type="string">
            <text:p>Exchange Rate:</text:p>
          </table:table-cell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2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2">
          <table:table-cell table:number-columns-repeated="8"/>
          <table:table-cell table:style-name="ce11"/>
          <table:table-cell table:number-columns-repeated="1015"/>
        </table:table-row>
        <table:table-row table:style-name="ro2">
          <table:table-cell table:number-columns-repeated="8"/>
          <table:table-cell table:style-name="ce12"/>
          <table:table-cell table:number-columns-repeated="1015"/>
        </table:table-row>
        <table:table-row table:style-name="ro2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9:39:28.666175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1.4.2$Linux_X86_64 LibreOffice_project/410m0$Build-2</meta:generator>
    <dc:date>2014-02-12T19:39:42.220369205</dc:date>
    <dc:creator>Michael McMaster</dc:creator>
    <meta:editing-duration>P6DT20H7M26S</meta:editing-duration>
    <meta:editing-cycles>228</meta:editing-cycles>
    <meta:document-statistic meta:table-count="3" meta:cell-count="221" meta:object-count="0"/>
  </office:meta>
</office:document-meta>
</file>